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Roman No9 L1" svg:font-family="'Nimbus Roman No9 L'" style:font-adornments="Medium Italic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1">
      <style:paragraph-properties fo:text-align="justify" style:justify-single-word="false"/>
    </style:style>
    <style:style style:name="P5" style:family="paragraph" style:parent-style-name="Heading_20_3">
      <style:paragraph-properties fo:text-align="justify" style:justify-single-word="false"/>
    </style:style>
    <style:style style:name="P6" style:family="paragraph" style:parent-style-name="Heading_20_3">
      <style:paragraph-properties fo:text-align="justify" style:justify-single-word="false"/>
      <style:text-properties fo:font-size="14pt" style:font-size-asian="14pt" style:font-size-complex="14pt"/>
    </style:style>
    <style:style style:name="P7" style:family="paragraph" style:parent-style-name="Heading_20_3" style:list-style-name="">
      <style:paragraph-properties fo:text-align="justify" style:justify-single-word="false"/>
      <style:text-properties fo:font-size="14pt" style:font-size-asian="14pt" style:font-size-complex="14pt"/>
    </style:style>
    <style:style style:name="T1" style:family="text">
      <style:text-properties style:font-name="DejaVu Sans Mono" fo:font-size="10pt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 text:is-list-header="true">SEP #64 : HDF5 Scilab specification</text:h>
      <text:p text:style-name="P1">Version: 1.0</text:p>
      <text:p text:style-name="P1">Author: Sylvestre LEDRU</text:p>
      <text:p text:style-name="P1">Review: </text:p>
      <text:p text:style-name="P1">Commented: </text:p>
      <text:p text:style-name="P1">State: draft</text:p>
      <text:p text:style-name="P1">Scilab-Version: 5.4.0</text:p>
      <text:p text:style-name="P1">Vote:</text:p>
      <text:p text:style-name="P1">Created:</text:p>
      <text:p text:style-name="P2"/>
      <text:p text:style-name="P1"/>
      <text:h text:style-name="P5" text:outline-level="3" text:is-list-header="true">Abstract</text:h>
      <text:p text:style-name="P3">The goal of this document is to propose a HDF5 specification for Scilab data</text:p>
      <text:h text:style-name="P5" text:outline-level="3" text:is-list-header="true">Rationale</text:h>
      <text:h text:style-name="P6" text:outline-level="3" text:is-list-header="true"/>
      <text:h text:style-name="P7" text:outline-level="3">Changelog</text:h>
      <text:p text:style-name="P3"><text:tab/><text:span text:style-name="T1">1.0 – Sylvestre Ledru</text:span></text:p>
      <text:h text:style-name="P6" text:outline-level="3" text:is-list-header="true">Copyright</text:h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Roman No9 L1" svg:font-family="'Nimbus Roman No9 L'" style:font-adornments="Medium Italic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fo:font-size="10pt" fo:language="en" fo:country="U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Nimbus Roman No9 L1" fo:font-size="10pt" fo:font-style="italic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Nimbus Roman No9 L1" fo:font-size="12pt" fo:language="en" fo:country="US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fo:language="en" fo:country="US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1pt" fo:language="en" fo:country="US" style:font-weight-asian="normal" style:font-weight-complex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rame_20_contents" style:display-name="Frame contents" style:family="paragraph" style:parent-style-name="Text_20_body" style:class="extra"/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1.3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initial-creator>Pierre MARECHAL</meta:initial-creator>
    <meta:creation-date>2008-07-09T13:39:08</meta:creation-date>
    <dc:date>2011-05-16T18:12:07</dc:date>
    <meta:editing-cycles>84</meta:editing-cycles>
    <meta:editing-duration>P1DT7H30M9S</meta:editing-duration>
    <meta:document-statistic meta:table-count="0" meta:image-count="0" meta:object-count="0" meta:page-count="1" meta:paragraph-count="16" meta:word-count="41" meta:character-count="269"/>
    <meta:user-defined meta:name="Info 1"/>
    <meta:user-defined meta:name="Info 2"/>
    <meta:user-defined meta:name="Info 3"/>
    <meta:user-defined meta:name="Info 4"/>
  </office:meta>
</office:document-meta>
</file>